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machinelearningmastery.com/dropout-regularization-deep-learning-models-kera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1:59:48.882044942</meta:creation-date>
    <dc:date>2019-09-09T12:00:36.223333328</dc:date>
    <meta:editing-duration>PT47S</meta:editing-duration>
    <meta:editing-cycles>1</meta:editing-cycles>
    <meta:document-statistic meta:table-count="0" meta:image-count="0" meta:object-count="0" meta:page-count="1" meta:paragraph-count="1" meta:word-count="1" meta:character-count="85" meta:non-whitespace-character-count="85"/>
    <meta:generator>LibreOffice/6.1.4.2$Linux_X86_64 LibreOffice_project/10$Build-2</meta:generator>
  </office:meta>
</office:document-meta>
</file>